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1.782cm" fo:min-width="4.834cm"/>
    </style:style>
    <style:style style:name="gr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782cm" fo:min-width="4.8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9cm" fo:min-width="1.5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8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imIT Device Registry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Insurer can register device by its unique id, for example mobile phone’s imei</text:p>
              </text:list-item>
              <text:list-item>
                <text:p text:style-name="P1">Device statuses like scrapped, lost, stolen and broken can be queried by device id</text:p>
              </text:list-item>
              <text:list-item>
                <text:p text:style-name="P1">All insurance companies can query device statuses</text:p>
              </text:list-item>
            </text:list>
            <text:list text:style-name="L3">
              <text:list-header>
                <text:p text:style-name="P1"/>
              </text:list-header>
              <text:list-item>
                <text:p text:style-name="P1">Customer or Individual cannot be identified through devic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 Claim</text:p>
          </draw:text-box>
        </draw:frame>
        <draw:custom-shape draw:style-name="gr2" draw:text-style-name="P5" xml:id="id6" draw:id="id6" draw:layer="layout" svg:width="5.334cm" svg:height="2.032cm" svg:x="13.954cm" svg:y="15.24cm">
          <text:p text:style-name="P4">Insurer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5.334cm" svg:height="2.032cm" svg:x="13.95cm" svg:y="5.124cm"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5.334cm" svg:height="2.032cm" svg:x="6.68cm" svg:y="5.13cm">
          <text:p text:style-name="P4">DeviceRegistry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5.334cm" svg:height="2.032cm" svg:x="21.944cm" svg:y="10.18cm">
          <text:p text:style-name="P4"><text:span text:style-name="T1">“</text:span><text:span text:style-name="T1">ClaimEvent”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5.334cm" svg:height="2.032cm" svg:x="6.68cm" svg:y="15.24cm">
          <text:p text:style-name="P4">InsurerRegistry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284cm" svg:y1="6.14cm" svg:x2="21.944cm" svg:y2="11.196cm" draw:start-shape="id1" draw:start-glue-point="1" draw:end-shape="id2" draw:end-glue-point="3" svg:d="M19284 6140h1331v5056h1329" svg:viewBox="0 0 2661 5057">
          <text:p/>
        </draw:connector>
        <draw:custom-shape draw:style-name="gr2" draw:text-style-name="P5" xml:id="id4" draw:id="id4" draw:layer="layout" svg:width="5.334cm" svg:height="2.032cm" svg:x="14.25cm" svg:y="5.424cm"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2.014cm" svg:y1="6.146cm" svg:x2="13.95cm" svg:y2="6.14cm" draw:start-shape="id3" draw:start-glue-point="1" draw:end-shape="id1" draw:end-glue-point="3" svg:d="M12014 6146h968v-6h968" svg:viewBox="0 0 1937 7">
          <text:p/>
        </draw:connector>
        <draw:connector draw:style-name="gr4" draw:text-style-name="P7" draw:layer="layout" svg:x1="19.584cm" svg:y1="6.44cm" svg:x2="21.944cm" svg:y2="11.196cm" draw:start-shape="id4" draw:end-shape="id2" draw:end-glue-point="3" svg:d="M19584 6440h1181v4756h1179" svg:viewBox="0 0 2361 4757">
          <text:p/>
        </draw:connector>
        <draw:custom-shape draw:style-name="gr2" draw:text-style-name="P5" xml:id="id5" draw:id="id5" draw:layer="layout" svg:width="5.334cm" svg:height="2.032cm" svg:x="14.55cm" svg:y="5.724cm"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884cm" svg:y1="6.74cm" svg:x2="21.944cm" svg:y2="11.196cm" draw:start-shape="id5" draw:start-glue-point="1" draw:end-shape="id2" draw:end-glue-point="3" svg:d="M19884 6740h1031v4456h1029" svg:viewBox="0 0 2061 4457">
          <text:p/>
        </draw:connector>
        <draw:connector draw:style-name="gr5" draw:text-style-name="P8" draw:layer="layout" svg:x1="12.014cm" svg:y1="6.146cm" svg:x2="14.25cm" svg:y2="6.44cm" draw:start-shape="id3" draw:start-glue-point="1" draw:end-shape="id4" draw:end-glue-point="3" svg:d="M12014 6146h1118v294h1118" svg:viewBox="0 0 2237 295">
          <text:p/>
        </draw:connector>
        <draw:connector draw:style-name="gr5" draw:text-style-name="P8" draw:layer="layout" svg:x1="12.014cm" svg:y1="6.146cm" svg:x2="14.55cm" svg:y2="6.74cm" draw:start-shape="id3" draw:start-glue-point="1" draw:end-shape="id5" draw:end-glue-point="3" svg:d="M12014 6146h1268v594h1268" svg:viewBox="0 0 2537 595">
          <text:p/>
        </draw:connector>
        <draw:custom-shape draw:style-name="gr2" draw:text-style-name="P5" draw:layer="layout" svg:width="5.334cm" svg:height="2.032cm" svg:x="6.6cm" svg:y="10.16cm">
          <text:p text:style-name="P4">ClaimControll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288cm" svg:y1="16.256cm" svg:x2="21.944cm" svg:y2="11.196cm" draw:start-shape="id6" draw:end-shape="id2" draw:end-glue-point="3" svg:d="M19288 16256h1329v-5060h1327" svg:viewBox="0 0 2657 5061">
          <text:p/>
        </draw:connector>
        <draw:custom-shape draw:style-name="gr2" draw:text-style-name="P5" xml:id="id7" draw:id="id7" draw:layer="layout" svg:width="5.334cm" svg:height="2.032cm" svg:x="14.254cm" svg:y="15.54cm">
          <text:p text:style-name="P4">Insur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588cm" svg:y1="16.556cm" svg:x2="21.944cm" svg:y2="11.196cm" draw:start-shape="id7" draw:start-glue-point="1" draw:end-shape="id2" draw:end-glue-point="3" svg:d="M19588 16556h1179v-5360h1177" svg:viewBox="0 0 2357 5361">
          <text:p/>
        </draw:connector>
        <draw:custom-shape draw:style-name="gr2" draw:text-style-name="P5" xml:id="id9" draw:id="id9" draw:layer="layout" svg:width="5.334cm" svg:height="2.032cm" svg:x="14.554cm" svg:y="15.84cm">
          <text:p text:style-name="P4">Insur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02cm" svg:height="1.778cm" svg:x="0.134cm" svg:y="10.214cm">
          <text:p text:style-name="P4">Claim</text:p>
          <text:p text:style-name="P4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4" draw:layer="layout" svg:width="1.524cm" svg:height="0.762cm" svg:x="4.0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0.762cm" svg:height="1.016cm" svg:x="9.286cm" svg:y="8.3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0.762cm" svg:height="1.016cm" svg:x="9.286cm" svg:y="13.2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9" draw:layer="layout" svg:width="1.524cm" svg:height="0.762cm" svg:x="14.542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8" draw:layer="layout" svg:x1="12.014cm" svg:y1="16.256cm" svg:x2="13.954cm" svg:y2="16.256cm" draw:start-shape="id8" draw:start-glue-point="1" draw:end-shape="id6" draw:end-glue-point="3" svg:d="M12014 16256h1940" svg:viewBox="0 0 1941 1">
          <text:p/>
        </draw:connector>
        <draw:connector draw:style-name="gr5" draw:text-style-name="P8" draw:layer="layout" svg:x1="12.014cm" svg:y1="16.256cm" svg:x2="14.254cm" svg:y2="16.556cm" draw:start-shape="id8" draw:start-glue-point="1" draw:end-shape="id7" draw:end-glue-point="3" svg:d="M12014 16256h1120v300h1120" svg:viewBox="0 0 2241 301">
          <text:p/>
        </draw:connector>
        <draw:connector draw:style-name="gr5" draw:text-style-name="P8" draw:layer="layout" svg:x1="12.014cm" svg:y1="16.256cm" svg:x2="14.554cm" svg:y2="16.856cm" draw:start-shape="id8" draw:start-glue-point="1" draw:end-shape="id9" draw:end-glue-point="3" svg:d="M12014 16256h1270v600h1270" svg:viewBox="0 0 2541 601">
          <text:p/>
        </draw:connector>
        <draw:custom-shape draw:style-name="gr8" draw:text-style-name="P9" draw:layer="layout" svg:width="0.762cm" svg:height="1.016cm" draw:transform="rotate (-0.837932573882477) translate (13.46cm 8.91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0.762cm" svg:height="1.016cm" draw:transform="rotate (-2.23541770595434) translate (14.016cm 13.41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5.334cm" svg:height="2.032cm" svg:x="21.444cm" svg:y="9.68cm">
          <text:p text:style-name="P4"><text:span text:style-name="T1">“</text:span><text:span text:style-name="T1">ClaimEvent”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888cm" svg:y1="16.856cm" svg:x2="21.944cm" svg:y2="11.196cm" draw:start-shape="id9" draw:start-glue-point="1" draw:end-shape="id2" draw:end-glue-point="3" svg:d="M19888 16856h1029v-5660h1027" svg:viewBox="0 0 2057 5661">
          <text:p/>
        </draw:connector>
        <draw:frame draw:style-name="gr10" draw:text-style-name="P10" draw:layer="layout" svg:width="1.27cm" svg:height="0.725cm" svg:x="7.92cm" svg:y="8.582cm">
          <draw:text-box>
            <text:p><text:span text:style-name="T2">find</text:span></text:p>
          </draw:text-box>
        </draw:frame>
        <draw:frame draw:style-name="gr10" draw:text-style-name="P11" draw:layer="layout" svg:width="1.27cm" svg:height="0.725cm" svg:x="7.92cm" svg:y="13.362cm">
          <draw:text-box>
            <text:p><text:span text:style-name="T2">find</text:span></text:p>
          </draw:text-box>
        </draw:frame>
        <draw:frame draw:style-name="gr11" draw:text-style-name="P10" draw:layer="layout" svg:width="4.872cm" svg:height="3.095cm" svg:x="0.208cm" svg:y="12.446cm">
          <draw:text-box>
            <text:p><text:span text:style-name="T2">Insurer account </text:span></text:p>
            <text:p><text:span text:style-name="T2">Device hash</text:span></text:p>
            <text:p><text:span text:style-name="T2">- lost by owner</text:span></text:p>
            <text:p><text:span text:style-name="T2">- stolen from owner</text:span></text:p>
            <text:p><text:span text:style-name="T2">- destroyed by owner</text:span></text:p>
            <text:p><text:span text:style-name="T2">- scrapped by partner</text:span></text:p>
          </draw:text-box>
        </draw:frame>
        <draw:frame draw:style-name="gr10" draw:text-style-name="P10" draw:layer="layout" svg:width="3.414cm" svg:height="0.725cm" svg:x="11.938cm" svg:y="8.382cm">
          <draw:text-box>
            <text:p><text:span text:style-name="T2">Instantiate/Add</text:span></text:p>
          </draw:text-box>
        </draw:frame>
        <draw:frame draw:style-name="gr10" draw:text-style-name="P10" draw:layer="layout" svg:width="3.414cm" svg:height="0.725cm" svg:x="11.992cm" svg:y="13.87cm">
          <draw:text-box>
            <text:p><text:span text:style-name="T2">Instantiate</text:span></text:p>
          </draw:text-box>
        </draw:frame>
        <draw:frame draw:style-name="gr12" draw:text-style-name="P10" draw:layer="layout" svg:width="2.194cm" svg:height="0.762cm" svg:x="16.856cm" svg:y="10.922cm">
          <draw:text-box>
            <text:p><text:span text:style-name="T2">Triggers</text:span></text:p>
          </draw:text-box>
        </draw:frame>
        <draw:frame draw:style-name="gr13" draw:text-style-name="P12" draw:layer="layout" svg:width="3.044cm" svg:height="0.762cm" svg:x="3.436cm" svg:y="10.16cm">
          <draw:text-box>
            <text:p text:style-name="P4"><text:span text:style-name="T2">Imei to hash</text:span></text:p>
          </draw:text-box>
        </draw:frame>
        <draw:custom-shape draw:style-name="gr3" draw:text-style-name="P6" draw:layer="layout" svg:width="5.334cm" svg:height="2.032cm" svg:x="22.444cm" svg:y="10.68cm">
          <text:p text:style-name="P4"><text:span text:style-name="T1">“</text:span><text:span text:style-name="T1">ClaimEvent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>Mortal</text:p>
                <text:list>
                  <text:list-item>
                    <text:p>Admin</text:p>
                  </text:list-item>
                </text:list>
              </text:list-item>
              <text:list-item>
                <text:p>Mortal</text:p>
                <text:list>
                  <text:list-item>
                    <text:p>InsurerRegistry</text:p>
                  </text:list-item>
                </text:list>
              </text:list-item>
              <text:list-item>
                <text:p>Mortal</text:p>
                <text:list>
                  <text:list-item>
                    <text:p>DeviceRegistry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4">
              <text:list-item>
                <text:p>Mortal</text:p>
                <text:list>
                  <text:list-item>
                    <text:p>DeviceController</text:p>
                  </text:list-item>
                </text:list>
              </text:list-item>
              <text:list-item>
                <text:p>Mortal</text:p>
                <text:list>
                  <text:list-item>
                    <text:p>Regulator</text:p>
                  </text:list-item>
                </text:list>
              </text:list-item>
              <text:list-item>
                <text:p>Mortal</text:p>
                <text:list>
                  <text:list-item>
                    <text:p>Insurer</text:p>
                  </text:list-item>
                </text:list>
              </text:list-item>
              <text:list-item>
                <text:p>Mortal</text:p>
                <text:list>
                  <text:list-item>
                    <text:p>De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orization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4">
              <text:list-item>
                <text:p>DeviceController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orization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>InsurerRegistry</text:p>
                <text:list>
                  <text:list-item>
                    <text:p>Has instance of Regulator</text:p>
                  </text:list-item>
                  <text:list-item>
                    <text:p>Only Regulator is allowed to </text:p>
                    <text:list>
                      <text:list-item>
                        <text:p>Add Insurers</text:p>
                      </text:list-item>
                      <text:list-item>
                        <text:p>Remove Insurers</text:p>
                      </text:list-item>
                      <text:list-item>
                        <text:p>Change Insur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4">
              <text:list-item>
                <text:p>DeviceRegistry</text:p>
                <text:list>
                  <text:list-item>
                    <text:p>Has instance of InsurerRegistry</text:p>
                  </text:list-item>
                  <text:list-item>
                    <text:p>Only Insurer is allowed to </text:p>
                    <text:list>
                      <text:list-item>
                        <text:p>Add Devices</text:p>
                      </text:list-item>
                      <text:list-item>
                        <text:p>Set Device statu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 sequ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Admin triggers</text:p>
              </text:list-item>
              <text:list-item>
                <text:p>DeviceController triggers </text:p>
              </text:list-item>
              <text:list-item>
                <text:p>Regulator triggers</text:p>
              </text:list-item>
              <text:list-item>
                <text:p>InsurerRegistry triggers</text:p>
              </text:list-item>
              <text:list-item>
                <text:p>DeviceRegis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0:10:56.442500266</meta:creation-date>
    <dc:date>2017-05-29T12:30:33.905651246</dc:date>
    <meta:editing-duration>PT6H56M13S</meta:editing-duration>
    <meta:editing-cycles>22</meta:editing-cycles>
    <meta:generator>LibreOffice/5.1.6.2$Linux_X86_64 LibreOffice_project/10m0$Build-2</meta:generator>
    <meta:document-statistic meta:object-count="85"/>
  </office:meta>
</office:document-meta>
</file>